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729fcf"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.844cm" svg:y="8.733cm">
            <draw:object draw:notify-on-update-of-ranges="Hoja1.A10:Hoja1.A14 Hoja1.G10:Hoja1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364cm" svg:y="8.892cm">
            <draw:object draw:notify-on-update-of-ranges="Hoja1.A10:Hoja1.A14 Hoja1.I10:Hoja1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3.856cm" svg:y="8.866cm">
            <draw:object draw:notify-on-update-of-ranges="Hoja1.A10:Hoja1.A14 Hoja1.J10:Hoja1.J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UEBAS TAMAÑO</text:p>
          </table:table-cell>
          <table:covered-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Tamaño</text:p>
          </table:table-cell>
          <table:table-cell table:style-name="ce2" office:value-type="string" calcext:value-type="string">
            <text:p>Tiempo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3428" calcext:value-type="float">
            <text:p>0,01342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886823" calcext:value-type="float">
            <text:p>9,886823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8.723566" calcext:value-type="float">
            <text:p>18,723566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6.197617" calcext:value-type="float">
            <text:p>26,197617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ores</text:p>
          </table:table-cell>
          <table:table-cell table:style-name="ce2" office:value-type="string" calcext:value-type="string">
            <text:p>Tiempo 1</text:p>
          </table:table-cell>
          <table:table-cell table:style-name="ce2" office:value-type="string" calcext:value-type="string">
            <text:p>Tiempo 2 </text:p>
          </table:table-cell>
          <table:table-cell table:style-name="ce2" office:value-type="string" calcext:value-type="string">
            <text:p>Tiempo 3</text:p>
          </table:table-cell>
          <table:table-cell table:style-name="ce2" office:value-type="string" calcext:value-type="string">
            <text:p>Tiempo 4</text:p>
          </table:table-cell>
          <table:table-cell table:style-name="ce2" office:value-type="string" calcext:value-type="string">
            <text:p>Tiempo 5</text:p>
          </table:table-cell>
          <table:table-cell table:style-name="ce2" office:value-type="string" calcext:value-type="string">
            <text:p>Media </text:p>
          </table:table-cell>
          <table:table-cell table:style-name="ce2" office:value-type="string" calcext:value-type="string">
            <text:p>Desviacion</text:p>
          </table:table-cell>
          <table:table-cell table:style-name="ce2" office:value-type="string" calcext:value-type="string">
            <text:p>Ganancia</text:p>
          </table:table-cell>
          <table:table-cell table:style-name="ce2" office:value-type="string" calcext:value-type="string">
            <text:p>Eficien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197617" calcext:value-type="float">
            <text:p>26,197617</text:p>
          </table:table-cell>
          <table:table-cell table:style-name="ce3" office:value-type="float" office:value="26.418393" calcext:value-type="float">
            <text:p>26,418393</text:p>
          </table:table-cell>
          <table:table-cell table:style-name="ce3" office:value-type="float" office:value="26.380955" calcext:value-type="float">
            <text:p>26,380955</text:p>
          </table:table-cell>
          <table:table-cell table:style-name="ce3" office:value-type="float" office:value="26.153219" calcext:value-type="float">
            <text:p>26,153219</text:p>
          </table:table-cell>
          <table:table-cell table:style-name="ce3" office:value-type="float" office:value="26.171098" calcext:value-type="float">
            <text:p>26,171098</text:p>
          </table:table-cell>
          <table:table-cell table:style-name="ce3" table:formula="of:=AVERAGE([.B10:.F10])" office:value-type="float" office:value="26.2642564" calcext:value-type="float">
            <text:p>26,2642564</text:p>
          </table:table-cell>
          <table:table-cell table:style-name="ce3" table:formula="of:=STDEV([.B10:.F10])" office:value-type="float" office:value="0.125324833954806" calcext:value-type="float">
            <text:p>0,125324833954806</text:p>
          </table:table-cell>
          <table:table-cell table:style-name="ce3" table:formula="of:=[.B10]/[.B10]" office:value-type="float" office:value="1" calcext:value-type="float">
            <text:p>1</text:p>
          </table:table-cell>
          <table:table-cell table:style-name="ce3" table:formula="of:=[.I10]/[.A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538621" calcext:value-type="float">
            <text:p>13,538621</text:p>
          </table:table-cell>
          <table:table-cell table:style-name="ce3" office:value-type="float" office:value="13.520502" calcext:value-type="float">
            <text:p>13,520502</text:p>
          </table:table-cell>
          <table:table-cell table:style-name="ce3" office:value-type="float" office:value="13.539924" calcext:value-type="float">
            <text:p>13,539924</text:p>
          </table:table-cell>
          <table:table-cell table:style-name="ce3" office:value-type="float" office:value="13.51375" calcext:value-type="float">
            <text:p>13,51375</text:p>
          </table:table-cell>
          <table:table-cell table:style-name="ce3" office:value-type="float" office:value="13.51289" calcext:value-type="float">
            <text:p>13,51289</text:p>
          </table:table-cell>
          <table:table-cell table:style-name="ce3" table:formula="of:=AVERAGE([.B11:.F11])" office:value-type="float" office:value="13.5251374" calcext:value-type="float">
            <text:p>13,5251374</text:p>
          </table:table-cell>
          <table:table-cell table:style-name="ce3" table:formula="of:=STDEV([.B11:.F11])" office:value-type="float" office:value="0.0132439573693056" calcext:value-type="float">
            <text:p>0,013243957369306</text:p>
          </table:table-cell>
          <table:table-cell table:style-name="ce3" table:formula="of:=[.B10]/[.B11]" office:value-type="float" office:value="1.93502846412497" calcext:value-type="float">
            <text:p>1,93502846412497</text:p>
          </table:table-cell>
          <table:table-cell table:style-name="ce3" table:formula="of:=[.I11]/[.A11]" office:value-type="float" office:value="0.967514232062483" calcext:value-type="float">
            <text:p>0,967514232062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9133" calcext:value-type="float">
            <text:p>6,9133</text:p>
          </table:table-cell>
          <table:table-cell table:style-name="ce3" office:value-type="float" office:value="6.910495" calcext:value-type="float">
            <text:p>6,910495</text:p>
          </table:table-cell>
          <table:table-cell table:style-name="ce3" office:value-type="float" office:value="6.922372" calcext:value-type="float">
            <text:p>6,922372</text:p>
          </table:table-cell>
          <table:table-cell table:style-name="ce3" office:value-type="float" office:value="6.891799" calcext:value-type="float">
            <text:p>6,891799</text:p>
          </table:table-cell>
          <table:table-cell table:style-name="ce3" office:value-type="float" office:value="6.91231" calcext:value-type="float">
            <text:p>6,91231</text:p>
          </table:table-cell>
          <table:table-cell table:style-name="ce3" table:formula="of:=AVERAGE([.B12:.F12])" office:value-type="float" office:value="6.9100552" calcext:value-type="float">
            <text:p>6,9100552</text:p>
          </table:table-cell>
          <table:table-cell table:style-name="ce3" table:formula="of:=STDEV([.B12:.F12])" office:value-type="float" office:value="0.0111892657802021" calcext:value-type="float">
            <text:p>0,011189265780202</text:p>
          </table:table-cell>
          <table:table-cell table:style-name="ce3" table:formula="of:=[.B10]/[.B12]" office:value-type="float" office:value="3.78945178134899" calcext:value-type="float">
            <text:p>3,78945178134899</text:p>
          </table:table-cell>
          <table:table-cell table:style-name="ce3" table:formula="of:=[.I12]/[.A12]" office:value-type="float" office:value="0.947362945337249" calcext:value-type="float">
            <text:p>0,947362945337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07532" calcext:value-type="float">
            <text:p>3,807532</text:p>
          </table:table-cell>
          <table:table-cell table:style-name="ce3" office:value-type="float" office:value="3.77014" calcext:value-type="float">
            <text:p>3,77014</text:p>
          </table:table-cell>
          <table:table-cell table:style-name="ce3" office:value-type="float" office:value="3.835011" calcext:value-type="float">
            <text:p>3,835011</text:p>
          </table:table-cell>
          <table:table-cell table:style-name="ce3" office:value-type="float" office:value="3.788875" calcext:value-type="float">
            <text:p>3,788875</text:p>
          </table:table-cell>
          <table:table-cell table:style-name="ce3" office:value-type="float" office:value="3.738253" calcext:value-type="float">
            <text:p>3,738253</text:p>
          </table:table-cell>
          <table:table-cell table:style-name="ce3" table:formula="of:=AVERAGE([.B13:.F13])" office:value-type="float" office:value="3.7879622" calcext:value-type="float">
            <text:p>3,7879622</text:p>
          </table:table-cell>
          <table:table-cell table:style-name="ce3" table:formula="of:=STDEV([.B13:.F13])" office:value-type="float" office:value="0.0366948062905365" calcext:value-type="float">
            <text:p>0,036694806290537</text:p>
          </table:table-cell>
          <table:table-cell table:style-name="ce3" table:formula="of:=[.B10]/[.B13]" office:value-type="float" office:value="6.88047191724193" calcext:value-type="float">
            <text:p>6,88047191724193</text:p>
          </table:table-cell>
          <table:table-cell table:style-name="ce3" table:formula="of:=[.I13]/[.A13]" office:value-type="float" office:value="0.860058989655241" calcext:value-type="float">
            <text:p>0,8600589896552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42346" calcext:value-type="float">
            <text:p>2,542346</text:p>
          </table:table-cell>
          <table:table-cell table:style-name="ce3" office:value-type="float" office:value="2.546445" calcext:value-type="float">
            <text:p>2,546445</text:p>
          </table:table-cell>
          <table:table-cell table:style-name="ce3" office:value-type="float" office:value="2.53009" calcext:value-type="float">
            <text:p>2,53009</text:p>
          </table:table-cell>
          <table:table-cell table:style-name="ce3" office:value-type="float" office:value="2.529236" calcext:value-type="float">
            <text:p>2,529236</text:p>
          </table:table-cell>
          <table:table-cell table:style-name="ce3" office:value-type="float" office:value="2.508542" calcext:value-type="float">
            <text:p>2,508542</text:p>
          </table:table-cell>
          <table:table-cell table:style-name="ce3" table:formula="of:=AVERAGE([.B14:.F14])" office:value-type="float" office:value="2.5313318" calcext:value-type="float">
            <text:p>2,5313318</text:p>
          </table:table-cell>
          <table:table-cell table:style-name="ce3" table:formula="of:=STDEV([.B14:.F14])" office:value-type="float" office:value="0.0147904601415913" calcext:value-type="float">
            <text:p>0,014790460141591</text:p>
          </table:table-cell>
          <table:table-cell table:style-name="ce3" table:formula="of:=[.B10]/[.B14]" office:value-type="float" office:value="10.3045049729659" calcext:value-type="float">
            <text:p>10,3045049729659</text:p>
          </table:table-cell>
          <table:table-cell table:style-name="ce3" table:formula="of:=[.I14]/[.A14]" office:value-type="float" office:value="0.64403156081037" calcext:value-type="float">
            <text:p>0,64403156081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7:19:12.496266441</meta:creation-date>
    <dc:date>2022-04-18T18:41:52.340216593</dc:date>
    <meta:editing-duration>PT17M21S</meta:editing-duration>
    <meta:editing-cycles>4</meta:editing-cycles>
    <meta:generator>LibreOffice/6.4.7.2$Linux_X86_64 LibreOffice_project/40$Build-2</meta:generator>
    <meta:document-statistic meta:table-count="1" meta:cell-count="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46cm" svg:y="0.316cm" chart:style-name="ch2">
          <text:p>Mejora del Tiempo por Cores</text:p>
        </chart:title>
        <chart:legend chart:legend-position="end" svg:x="13.624cm" svg:y="4.201cm" style:legend-expansion="high" chart:style-name="ch3"/>
        <chart:plot-area chart:style-name="ch4" table:cell-range-address="Hoja1.A10:Hoja1.A14 Hoja1.G10:Hoja1.G14" chart:data-source-has-labels="row" svg:x="1.331cm" svg:y="1.275cm" svg:width="11.973cm" svg:height="6.564cm">
          <chartooo:coordinate-region svg:x="1.952cm" svg:y="1.474cm" svg:width="11.165cm" svg:height="5.718cm"/>
          <chart:axis chart:dimension="x" chart:name="primary-x" chart:style-name="ch5">
            <chart:title svg:x="6.823cm" svg:y="8.019cm" chart:style-name="ch6">
              <text:p>Cores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G10:Hoja1.G14" loext:label-string="tiempo" chart:class="chart:scatter">
            <chart:domain table:cell-range-address="Hoja1.A10:Hoja1.A14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0:Hoja1.A14</svg:desc>
                </draw:g>
              </table:table-cell>
              <table:table-cell office:value-type="float" office:value="26.2642564">
                <text:p>26.2642564</text:p>
                <draw:g>
                  <svg:desc>Hoja1.G10:Hoja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251374">
                <text:p>13.5251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.9100552">
                <text:p>6.9100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7879622">
                <text:p>3.7879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5313318">
                <text:p>2.5313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32cm" svg:y="0.316cm" chart:style-name="ch2">
          <text:p>Ganancia por Cores</text:p>
        </chart:title>
        <chart:legend chart:legend-position="end" svg:x="13.28cm" svg:y="4.201cm" style:legend-expansion="high" chart:style-name="ch3"/>
        <chart:plot-area chart:style-name="ch4" table:cell-range-address="Hoja1.A10:Hoja1.A14 Hoja1.I10:Hoja1.I14" chart:data-source-has-labels="row" svg:x="1.331cm" svg:y="1.275cm" svg:width="11.629cm" svg:height="6.564cm">
          <chartooo:coordinate-region svg:x="1.767cm" svg:y="1.474cm" svg:width="10.822cm" svg:height="5.718cm"/>
          <chart:axis chart:dimension="x" chart:name="primary-x" chart:style-name="ch5">
            <chart:title svg:x="6.651cm" svg:y="8.019cm" chart:style-name="ch6">
              <text:p>Cores</text:p>
            </chart:title>
          </chart:axis>
          <chart:axis chart:dimension="y" chart:name="primary-y" chart:style-name="ch5">
            <chart:title svg:x="0.451cm" svg:y="5.315cm" chart:style-name="ch7">
              <text:p>Ganancia</text:p>
            </chart:title>
            <chart:grid chart:style-name="ch8" chart:class="major"/>
          </chart:axis>
          <chart:series chart:style-name="ch9" chart:values-cell-range-address="Hoja1.I10:Hoja1.I14" loext:label-string="ganancia" chart:class="chart:scatter">
            <chart:domain table:cell-range-address="Hoja1.A10:Hoja1.A14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ana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0:Hoja1.A14</svg:desc>
                </draw:g>
              </table:table-cell>
              <table:table-cell office:value-type="float" office:value="1">
                <text:p>1</text:p>
                <draw:g>
                  <svg:desc>Hoja1.I10:Hoja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3502846412497">
                <text:p>1.93502846412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8945178134899">
                <text:p>3.78945178134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88047191724193">
                <text:p>6.88047191724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.3045049729659">
                <text:p>10.30450497296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06cm" svg:y="0.316cm" chart:style-name="ch2">
          <text:p>Eficiencia por Cores</text:p>
        </chart:title>
        <chart:legend chart:legend-position="end" svg:x="13.201cm" svg:y="4.201cm" style:legend-expansion="high" chart:style-name="ch3"/>
        <chart:plot-area chart:style-name="ch4" table:cell-range-address="Hoja1.A10:Hoja1.A14 Hoja1.J10:Hoja1.J14" chart:data-source-has-labels="row" svg:x="1.331cm" svg:y="1.275cm" svg:width="11.55cm" svg:height="6.564cm">
          <chartooo:coordinate-region svg:x="2.058cm" svg:y="1.475cm" svg:width="10.636cm" svg:height="5.717cm"/>
          <chart:axis chart:dimension="x" chart:name="primary-x" chart:style-name="ch5">
            <chart:title svg:x="6.612cm" svg:y="8.019cm" chart:style-name="ch6">
              <text:p>Cores</text:p>
            </chart:title>
          </chart:axis>
          <chart:axis chart:dimension="y" chart:name="primary-y" chart:style-name="ch5">
            <chart:title svg:x="0.451cm" svg:y="5.315cm" chart:style-name="ch7">
              <text:p>Eficiencia</text:p>
            </chart:title>
            <chart:grid chart:style-name="ch8" chart:class="major"/>
          </chart:axis>
          <chart:series chart:style-name="ch9" chart:values-cell-range-address="Hoja1.J10:Hoja1.J14" loext:label-string="eficiencia" chart:class="chart:scatter">
            <chart:domain table:cell-range-address="Hoja1.A10:Hoja1.A14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0:Hoja1.A14</svg:desc>
                </draw:g>
              </table:table-cell>
              <table:table-cell office:value-type="float" office:value="1">
                <text:p>1</text:p>
                <draw:g>
                  <svg:desc>Hoja1.J10:Hoja1.J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67514232062483">
                <text:p>0.967514232062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47362945337249">
                <text:p>0.947362945337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60058989655241">
                <text:p>0.860058989655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4403156081037">
                <text:p>0.64403156081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